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83in"/>
    </style:style>
    <style:style style:name="co2" style:family="table-column">
      <style:table-column-properties fo:break-before="auto" style:column-width="0.4457in"/>
    </style:style>
    <style:style style:name="co3" style:family="table-column">
      <style:table-column-properties fo:break-before="auto" style:column-width="0.5701in"/>
    </style:style>
    <style:style style:name="co4" style:family="table-column">
      <style:table-column-properties fo:break-before="auto" style:column-width="0.6256in"/>
    </style:style>
    <style:style style:name="co5" style:family="table-column">
      <style:table-column-properties fo:break-before="auto" style:column-width="0.5827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4673in"/>
    </style:style>
    <style:style style:name="co9" style:family="table-column">
      <style:table-column-properties fo:break-before="auto" style:column-width="0.3772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5272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5189in"/>
    </style:style>
    <style:style style:name="co14" style:family="table-column">
      <style:table-column-properties fo:break-before="auto" style:column-width="0.3898in"/>
    </style:style>
    <style:style style:name="co15" style:family="table-column">
      <style:table-column-properties fo:break-before="auto" style:column-width="0.4799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7799in"/>
    </style:style>
    <style:style style:name="co18" style:family="table-column">
      <style:table-column-properties fo:break-before="auto" style:column-width="0.5618in"/>
    </style:style>
    <style:style style:name="co19" style:family="table-column">
      <style:table-column-properties fo:break-before="auto" style:column-width="0.8791in"/>
    </style:style>
    <style:style style:name="co20" style:family="table-column">
      <style:table-column-properties fo:break-before="auto" style:column-width="0.4756in"/>
    </style:style>
    <style:style style:name="co21" style:family="table-column">
      <style:table-column-properties fo:break-before="auto" style:column-width="0.6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order-bottom="0.99pt solid #2a6099" style:text-align-source="fix" style:repeat-content="false" fo:border-left="none" fo:border-right="none" fo:border-top="0.99pt solid #2a6099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99pt solid #2a6099"/>
      <style:paragraph-properties fo:text-align="center" fo:margin-left="0in"/>
    </style:style>
    <style:style style:name="ce6" style:family="table-cell" style:parent-style-name="Default">
      <style:table-cell-properties fo:border-bottom="0.99pt solid #2a6099" style:text-align-source="fix" style:repeat-content="false" fo:border-left="none" fo:border-right="0.99pt solid #2a6099" fo:border-top="0.99pt solid #2a6099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dotted #2a6099" fo:border-top="none"/>
      <style:paragraph-properties fo:text-align="center" fo:margin-left="0in"/>
    </style:style>
    <style:style style:name="ce8" style:family="table-cell" style:parent-style-name="Default">
      <style:table-cell-properties fo:border-bottom="0.99pt dotted #2a6099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Bodyparts)" table:allow-empty-cell="true" table:display-list="unsorted" table:base-cell-address="Template.A2">
          <table:error-message table:message-type="stop" table:display="true"/>
        </table:content-validation>
        <table:content-validation table:name="val2" table:condition="of:cell-content-is-in-list(INDIRECT([.A2]))" table:allow-empty-cell="true" table:display-list="unsorted" table:base-cell-address="Template.D2">
          <table:error-message table:message-type="stop" table:display="true"/>
        </table:content-validation>
      </table:content-validations>
      <table:table table:name="MasterData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rogName</text:p>
          </table:table-cell>
          <table:table-cell table:style-name="ce3" office:value-type="string" calcext:value-type="string">
            <text:p>Chest</text:p>
          </table:table-cell>
          <table:table-cell office:value-type="string" calcext:value-type="string">
            <text:p>Delts</text:p>
          </table:table-cell>
          <table:table-cell office:value-type="string" calcext:value-type="string">
            <text:p>Traps</text:p>
          </table:table-cell>
          <table:table-cell table:style-name="ce3" office:value-type="string" calcext:value-type="string">
            <text:p>Lats</text:p>
          </table:table-cell>
          <table:table-cell office:value-type="string" calcext:value-type="string">
            <text:p>Tri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Forearms</text:p>
          </table:table-cell>
          <table:table-cell office:value-type="string" calcext:value-type="string">
            <text:p>Quads</text:p>
          </table:table-cell>
          <table:table-cell office:value-type="string" calcext:value-type="string">
            <text:p>Hams</text:p>
          </table:table-cell>
          <table:table-cell office:value-type="string" calcext:value-type="string">
            <text:p>Calve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table:formula="of:=INDIRECT(&quot;Test&quot;&amp;ROW()-1&amp;&quot;.&quot;&amp;&quot;J1&quot;)" office:value-type="date" office:date-value="2021-11-03" calcext:value-type="date">
            <text:p>03-11-21</text:p>
          </table:table-cell>
          <table:table-cell table:formula="of:=INDIRECT(&quot;Test&quot;&amp;ROW()-1&amp;&quot;.&quot;&amp;&quot;J2&quot;)" office:value-type="string" office:string-value="Bulk" calcext:value-type="string">
            <text:p>Bulk</text:p>
          </table:table-cell>
          <table:table-cell table:formula="of:=INDIRECT(&quot;Test&quot;&amp;ROW()-1&amp;&quot;.&quot;&amp;&quot;J3&quot;)" office:value-type="string" office:string-value="SmolovJr" calcext:value-type="string">
            <text:p>SmolovJr</text:p>
          </table:table-cell>
          <table:table-cell table:formula="of:=INDIRECT(&quot;Test&quot;&amp;ROW()-1&amp;&quot;.&quot;&amp;&quot;J&quot;&amp;COLUMN()+1)" office:value-type="float" office:value="2970" calcext:value-type="float">
            <text:p>2970</text:p>
          </table:table-cell>
          <table:table-cell table:formula="of:=INDIRECT(&quot;Test&quot;&amp;ROW()-1&amp;&quot;.&quot;&amp;&quot;J&quot;&amp;COLUMN()+1)" office:value-type="float" office:value="0" calcext:value-type="float">
            <text:p>0</text:p>
          </table:table-cell>
          <table:table-cell table:formula="of:=INDIRECT(&quot;Test&quot;&amp;ROW()-1&amp;&quot;.&quot;&amp;&quot;J&quot;&amp;COLUMN()+1)" office:value-type="float" office:value="0" calcext:value-type="float">
            <text:p>0</text:p>
          </table:table-cell>
          <table:table-cell table:formula="of:=INDIRECT(&quot;Test&quot;&amp;ROW()-1&amp;&quot;.&quot;&amp;&quot;J&quot;&amp;COLUMN()+1)" office:value-type="float" office:value="0" calcext:value-type="float">
            <text:p>0</text:p>
          </table:table-cell>
          <table:table-cell table:formula="of:=INDIRECT(&quot;Test&quot;&amp;ROW()-1&amp;&quot;.&quot;&amp;&quot;J&quot;&amp;COLUMN()+1)" office:value-type="float" office:value="2227.5" calcext:value-type="float">
            <text:p>2227.5</text:p>
          </table:table-cell>
          <table:table-cell table:formula="of:=INDIRECT(&quot;Test&quot;&amp;ROW()-1&amp;&quot;.&quot;&amp;&quot;J&quot;&amp;COLUMN()+1)" office:value-type="float" office:value="472.5" calcext:value-type="float">
            <text:p>472.5</text:p>
          </table:table-cell>
          <table:table-cell table:formula="of:=INDIRECT(&quot;Test&quot;&amp;ROW()-1&amp;&quot;.&quot;&amp;&quot;J&quot;&amp;COLUMN()+1)" office:value-type="float" office:value="630" calcext:value-type="float">
            <text:p>630</text:p>
          </table:table-cell>
          <table:table-cell table:formula="of:=INDIRECT(&quot;Test&quot;&amp;ROW()-1&amp;&quot;.&quot;&amp;&quot;J&quot;&amp;COLUMN()+1)" office:value-type="float" office:value="4695" calcext:value-type="float">
            <text:p>4695</text:p>
          </table:table-cell>
          <table:table-cell table:formula="of:=INDIRECT(&quot;Test&quot;&amp;ROW()-1&amp;&quot;.&quot;&amp;&quot;J&quot;&amp;COLUMN()+1)" office:value-type="float" office:value="2716.875" calcext:value-type="float">
            <text:p>2716.875</text:p>
          </table:table-cell>
          <table:table-cell table:formula="of:=INDIRECT(&quot;Test&quot;&amp;ROW()-1&amp;&quot;.&quot;&amp;&quot;J&quot;&amp;COLUMN()+1)" office:value-type="float" office:value="5250" calcext:value-type="float">
            <text:p>5250</text:p>
          </table:table-cell>
          <table:table-cell table:formula="of:=INDIRECT(&quot;Test&quot;&amp;ROW()-1&amp;&quot;.&quot;&amp;&quot;J&quot;&amp;COLUMN()+1)" office:value-type="float" office:value="0" calcext:value-type="float">
            <text:p>0</text:p>
          </table:table-cell>
          <table:table-cell table:formula="of:=INDIRECT(&quot;Test&quot;&amp;ROW()-1&amp;&quot;.&quot;&amp;&quot;J&quot;&amp;COLUMN()+1)" office:value-type="float" office:value="1890" calcext:value-type="float">
            <text:p>1890</text:p>
          </table:table-cell>
        </table:table-row>
        <table:table-row table:style-name="ro1">
          <table:table-cell table:formula="of:=INDIRECT(&quot;Test&quot;&amp;ROW()-1&amp;&quot;.&quot;&amp;&quot;J1&quot;)" office:value-type="date" office:date-value="2021-11-06" calcext:value-type="date">
            <text:p>06-11-21</text:p>
          </table:table-cell>
          <table:table-cell table:formula="of:=INDIRECT(&quot;Test&quot;&amp;ROW()-1&amp;&quot;.&quot;&amp;&quot;J2&quot;)" office:value-type="string" office:string-value="Bulk" calcext:value-type="string">
            <text:p>Bulk</text:p>
          </table:table-cell>
          <table:table-cell table:formula="of:=INDIRECT(&quot;Test&quot;&amp;ROW()-1&amp;&quot;.&quot;&amp;&quot;J3&quot;)" office:value-type="string" office:string-value="SmolovJr" calcext:value-type="string">
            <text:p>SmolovJr</text:p>
          </table:table-cell>
          <table:table-cell table:formula="of:=INDIRECT(&quot;Test&quot;&amp;ROW()-1&amp;&quot;.&quot;&amp;&quot;J&quot;&amp;COLUMN()+1)" office:value-type="float" office:value="3150" calcext:value-type="float">
            <text:p>3150</text:p>
          </table:table-cell>
          <table:table-cell table:formula="of:=INDIRECT(&quot;Test&quot;&amp;ROW()-1&amp;&quot;.&quot;&amp;&quot;J&quot;&amp;COLUMN()+1)" office:value-type="float" office:value="390" calcext:value-type="float">
            <text:p>390</text:p>
          </table:table-cell>
          <table:table-cell table:formula="of:=INDIRECT(&quot;Test&quot;&amp;ROW()-1&amp;&quot;.&quot;&amp;&quot;J&quot;&amp;COLUMN()+1)" office:value-type="float" office:value="1087.5" calcext:value-type="float">
            <text:p>1087.5</text:p>
          </table:table-cell>
          <table:table-cell table:formula="of:=INDIRECT(&quot;Test&quot;&amp;ROW()-1&amp;&quot;.&quot;&amp;&quot;J&quot;&amp;COLUMN()+1)" office:value-type="float" office:value="0" calcext:value-type="float">
            <text:p>0</text:p>
          </table:table-cell>
          <table:table-cell table:formula="of:=INDIRECT(&quot;Test&quot;&amp;ROW()-1&amp;&quot;.&quot;&amp;&quot;J&quot;&amp;COLUMN()+1)" office:value-type="float" office:value="2362.5" calcext:value-type="float">
            <text:p>2362.5</text:p>
          </table:table-cell>
          <table:table-cell table:formula="of:=INDIRECT(&quot;Test&quot;&amp;ROW()-1&amp;&quot;.&quot;&amp;&quot;J&quot;&amp;COLUMN()+1)" office:value-type="float" office:value="551.25" calcext:value-type="float">
            <text:p>551.25</text:p>
          </table:table-cell>
          <table:table-cell table:formula="of:=INDIRECT(&quot;Test&quot;&amp;ROW()-1&amp;&quot;.&quot;&amp;&quot;J&quot;&amp;COLUMN()+1)" office:value-type="float" office:value="735" calcext:value-type="float">
            <text:p>735</text:p>
          </table:table-cell>
          <table:table-cell table:formula="of:=INDIRECT(&quot;Test&quot;&amp;ROW()-1&amp;&quot;.&quot;&amp;&quot;J&quot;&amp;COLUMN()+1)" office:value-type="float" office:value="1685" calcext:value-type="float">
            <text:p>1685</text:p>
          </table:table-cell>
          <table:table-cell table:formula="of:=INDIRECT(&quot;Test&quot;&amp;ROW()-1&amp;&quot;.&quot;&amp;&quot;J&quot;&amp;COLUMN()+1)" office:value-type="float" office:value="4822" calcext:value-type="float">
            <text:p>4822</text:p>
          </table:table-cell>
          <table:table-cell table:formula="of:=INDIRECT(&quot;Test&quot;&amp;ROW()-1&amp;&quot;.&quot;&amp;&quot;J&quot;&amp;COLUMN()+1)" office:value-type="float" office:value="5250" calcext:value-type="float">
            <text:p>5250</text:p>
          </table:table-cell>
          <table:table-cell table:formula="of:=INDIRECT(&quot;Test&quot;&amp;ROW()-1&amp;&quot;.&quot;&amp;&quot;J&quot;&amp;COLUMN()+1)" office:value-type="float" office:value="0" calcext:value-type="float">
            <text:p>0</text:p>
          </table:table-cell>
          <table:table-cell table:formula="of:=INDIRECT(&quot;Test&quot;&amp;ROW()-1&amp;&quot;.&quot;&amp;&quot;J&quot;&amp;COLUMN()+1)" office:value-type="float" office:value="1890" calcext:value-type="float">
            <text:p>1890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formula="of:=INDIRECT(&quot;Test&quot;&amp;ROW()-1&amp;&quot;.&quot;&amp;&quot;J1&quot;)" office:value-type="string" office:string-value="" calcext:value-type="error">
            <text:p>#REF!</text:p>
          </table:table-cell>
          <table:table-cell table:formula="of:=INDIRECT(&quot;Test&quot;&amp;ROW()-1&amp;&quot;.&quot;&amp;&quot;J2&quot;)" office:value-type="string" office:string-value="" calcext:value-type="error">
            <text:p>#REF!</text:p>
          </table:table-cell>
          <table:table-cell table:formula="of:=INDIRECT(&quot;Test&quot;&amp;ROW()-1&amp;&quot;.&quot;&amp;&quot;J3&quot;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  <table:table-cell table:formula="of:=INDIRECT(&quot;Test&quot;&amp;ROW()-1&amp;&quot;.&quot;&amp;&quot;J&quot;&amp;COLUMN()+1)" office:value-type="string" office:string-value="" calcext:value-type="error">
            <text:p>#REF!</text:p>
          </table:table-cell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 table:number-columns-repeated="10"/>
        </table:table-row>
      </table:table>
      <table:table table:name="Categories" table:style-name="ta1"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Flye</text:p>
          </table:table-cell>
          <table:table-cell office:value-type="string" calcext:value-type="string">
            <text:p>Spotov</text:p>
          </table:table-cell>
          <table:table-cell office:value-type="string" calcext:value-type="string">
            <text:p>Pause bench</text:p>
          </table:table-cell>
        </table:table-row>
        <table:table-row table:style-name="ro1">
          <table:table-cell office:value-type="string" calcext:value-type="string">
            <text:p>Delts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at raise</text:p>
          </table:table-cell>
          <table:table-cell office:value-type="string" calcext:value-type="string">
            <text:p>Klokov</text:p>
          </table:table-cell>
          <table:table-cell office:value-type="string" calcext:value-type="string">
            <text:p>DB press</text:p>
          </table:table-cell>
          <table:table-cell/>
        </table:table-row>
        <table:table-row table:style-name="ro1">
          <table:table-cell office:value-type="string" calcext:value-type="string">
            <text:p>Traps</text:p>
          </table:table-cell>
          <table:table-cell office:value-type="string" calcext:value-type="string">
            <text:p>Shrug</text:p>
          </table:table-cell>
          <table:table-cell office:value-type="string" calcext:value-type="string">
            <text:p>Rack pull</text:p>
          </table:table-cell>
          <table:table-cell office:value-type="string" calcext:value-type="string">
            <text:p>Nippard shrug</text:p>
          </table:table-cell>
          <table:table-cell office:value-type="string" calcext:value-type="string">
            <text:p>Pendlay row</text:p>
          </table:table-cell>
          <table:table-cell/>
        </table:table-row>
        <table:table-row table:style-name="ro1">
          <table:table-cell office:value-type="string" calcext:value-type="string">
            <text:p>Lats</text:p>
          </table:table-cell>
          <table:table-cell office:value-type="string" calcext:value-type="string">
            <text:p>Pullup </text:p>
          </table:table-cell>
          <table:table-cell office:value-type="string" calcext:value-type="string">
            <text:p>Chinup</text:p>
          </table:table-cell>
          <table:table-cell office:value-type="string" calcext:value-type="string">
            <text:p>BB row</text:p>
          </table:table-cell>
          <table:table-cell office:value-type="string" calcext:value-type="string">
            <text:p>DB row</text:p>
          </table:table-cell>
          <table:table-cell/>
        </table:table-row>
        <table:table-row table:style-name="ro1">
          <table:table-cell office:value-type="string" calcext:value-type="string">
            <text:p>Tris</text:p>
          </table:table-cell>
          <table:table-cell office:value-type="string" calcext:value-type="string">
            <text:p>French press</text:p>
          </table:table-cell>
          <table:table-cell office:value-type="string" calcext:value-type="string">
            <text:p>Overhead DB </text:p>
          </table:table-cell>
          <table:table-cell office:value-type="string" calcext:value-type="string">
            <text:p>JM press</text:p>
          </table:table-cell>
          <table:table-cell office:value-type="string" calcext:value-type="string">
            <text:p>CGBP</text:p>
          </table:table-cell>
          <table:table-cell/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Incline curl</text:p>
          </table:table-cell>
          <table:table-cell office:value-type="string" calcext:value-type="string">
            <text:p>EZ curl</text:p>
          </table:table-cell>
          <table:table-cell office:value-type="string" calcext:value-type="string">
            <text:p>DB c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rms</text:p>
          </table:table-cell>
          <table:table-cell office:value-type="string" calcext:value-type="string">
            <text:p>Hammer curl</text:p>
          </table:table-cell>
          <table:table-cell office:value-type="string" calcext:value-type="string">
            <text:p>Wrist c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s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Front squat</text:p>
          </table:table-cell>
          <table:table-cell office:value-type="string" calcext:value-type="string">
            <text:p>Pause squat</text:p>
          </table:table-cell>
          <table:table-cell office:value-type="string" calcext:value-type="string">
            <text:p>Leg ext</text:p>
          </table:table-cell>
          <table:table-cell office:value-type="string" calcext:value-type="string">
            <text:p>Sissy squat</text:p>
          </table:table-cell>
        </table:table-row>
        <table:table-row table:style-name="ro1">
          <table:table-cell office:value-type="string" calcext:value-type="string">
            <text:p>Ham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Reverse hammy</text:p>
          </table:table-cell>
          <table:table-cell office:value-type="string" calcext:value-type="string">
            <text:p>Leg curl</text:p>
          </table:table-cell>
          <table:table-cell/>
        </table:table-row>
        <table:table-row table:style-name="ro1">
          <table:table-cell office:value-type="string" calcext:value-type="string">
            <text:p>Calves</text:p>
          </table:table-cell>
          <table:table-cell office:value-type="string" calcext:value-type="string">
            <text:p>Seated calf raise</text:p>
          </table:table-cell>
          <table:table-cell office:value-type="string" calcext:value-type="string">
            <text:p>KOT calf raise</text:p>
          </table:table-cell>
          <table:table-cell office:value-type="string" calcext:value-type="string">
            <text:p>Standing calf ra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Leg raise</text:p>
          </table:table-cell>
          <table:table-cell office:value-type="string" calcext:value-type="string">
            <text:p>V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Neck extension</text:p>
          </table:table-cell>
          <table:table-cell table:number-columns-repeated="4"/>
        </table:table-row>
      </table:table>
      <table:table table:name="Variables" table:style-name="ta1"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Row endpoi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condary weigh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Ternary weight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Template" table:style-name="ta1"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ce7"/>
        <table:table-column table:style-name="co16" table:number-columns-repeated="2" table:default-cell-style-name="ce1"/>
        <table:table-row table:style-name="ro1">
          <table:table-cell table:style-name="ce4" office:value-type="string" calcext:value-type="string">
            <text:p>Primary</text:p>
          </table:table-cell>
          <table:table-cell table:style-name="ce4" office:value-type="string" calcext:value-type="string">
            <text:p>Secondary</text:p>
          </table:table-cell>
          <table:table-cell table:style-name="ce4" office:value-type="string" calcext:value-type="string">
            <text:p>Ternary</text:p>
          </table:table-cell>
          <table:table-cell table:style-name="ce5" office:value-type="string" calcext:value-type="string">
            <text:p>Exercise</text:p>
          </table:table-cell>
          <table:table-cell table:style-name="ce4" office:value-type="string" calcext:value-type="string">
            <text:p>Sets</text:p>
          </table:table-cell>
          <table:table-cell table:style-name="ce4" office:value-type="string" calcext:value-type="string">
            <text:p>Reps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Tonnage</text:p>
          </table:table-cell>
          <table:table-cell office:value-type="string" calcext:value-type="string">
            <text:p>Date:</text:p>
          </table:table-cell>
          <table:table-cell table:style-name="ce9"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2]*[.F2]*[.G2]" office:value-type="float" office:value="0" calcext:value-type="float">
            <text:p>0</text:p>
          </table:table-cell>
          <table:table-cell office:value-type="string" calcext:value-type="string">
            <text:p>State: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3]*[.F3]*[.G3]" office:value-type="float" office:value="0" calcext:value-type="float">
            <text:p>0</text:p>
          </table:table-cell>
          <table:table-cell office:value-type="string" calcext:value-type="string">
            <text:p>ProgName: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4]*[.F4]*[.G4]" office:value-type="float" office:value="0" calcext:value-type="float">
            <text:p>0</text:p>
          </table:table-cell>
          <table:table-cell table:style-name="ce8" office:value-type="string" calcext:value-type="string">
            <text:p>Bodyparts</text:p>
          </table:table-cell>
          <table:table-cell table:style-name="ce8" office:value-type="string" calcext:value-type="string">
            <text:p>Tonnages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5]*[.F5]*[.G5]" office:value-type="float" office:value="0" calcext:value-type="float">
            <text:p>0</text:p>
          </table:table-cell>
          <table:table-cell table:number-matrix-columns-spanned="1" table:number-matrix-rows-spanned="14" table:formula="of:=Bodyparts" office:value-type="string" office:string-value="Chest" calcext:value-type="string">
            <text:p>Chest</text:p>
          </table:table-cell>
          <table:table-cell table:formula="of:=SUMIF([.$A$2:.$A$419];&quot;Chest&quot;; INDIRECT(&quot;H2:H&quot; &amp; last_row) )+sec_weight*SUMIF([.$B$2:.$B$19];&quot;Chest&quot;; INDIRECT(&quot;H2:H&quot; &amp; last_row) )+ter_weight*SUMIF([.$C$2:.$C$19];&quot;Chest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6]*[.F6]*[.G6]" office:value-type="float" office:value="0" calcext:value-type="float">
            <text:p>0</text:p>
          </table:table-cell>
          <table:table-cell office:value-type="string" office:string-value="Delts" calcext:value-type="string">
            <text:p>Delts</text:p>
          </table:table-cell>
          <table:table-cell table:formula="of:=SUMIF([.$A$2:.$A$419];&quot;Delts&quot;; INDIRECT(&quot;H2:H&quot; &amp; last_row) )+sec_weight*SUMIF([.$B$2:.$B$19];&quot;Delts&quot;; INDIRECT(&quot;H2:H&quot; &amp; last_row) )+ter_weight*SUMIF([.$C$2:.$C$19];&quot;Delt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string" office:string-value="Traps" calcext:value-type="string">
            <text:p>Traps</text:p>
          </table:table-cell>
          <table:table-cell table:formula="of:=SUMIF([.$A$2:.$A$419];&quot;Traps&quot;; INDIRECT(&quot;H2:H&quot; &amp; last_row) )+sec_weight*SUMIF([.$B$2:.$B$19];&quot;Traps&quot;; INDIRECT(&quot;H2:H&quot; &amp; last_row) )+ter_weight*SUMIF([.$C$2:.$C$19];&quot;Trap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string" office:string-value="Lats" calcext:value-type="string">
            <text:p>Lats</text:p>
          </table:table-cell>
          <table:table-cell table:formula="of:=SUMIF([.$A$2:.$A$419];&quot;Lats&quot;; INDIRECT(&quot;H2:H&quot; &amp; last_row) )+sec_weight*SUMIF([.$B$2:.$B$19];&quot;Lats&quot;; INDIRECT(&quot;H2:H&quot; &amp; last_row) )+ter_weight*SUMIF([.$C$2:.$C$19];&quot;Lat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9]*[.F9]*[.G9]" office:value-type="float" office:value="0" calcext:value-type="float">
            <text:p>0</text:p>
          </table:table-cell>
          <table:table-cell office:value-type="string" office:string-value="Tris" calcext:value-type="string">
            <text:p>Tris</text:p>
          </table:table-cell>
          <table:table-cell table:formula="of:=SUMIF([.$A$2:.$A$419];&quot;Tris&quot;; INDIRECT(&quot;H2:H&quot; &amp; last_row) )+sec_weight*SUMIF([.$B$2:.$B$19];&quot;Tris&quot;; INDIRECT(&quot;H2:H&quot; &amp; last_row) )+ter_weight*SUMIF([.$C$2:.$C$19];&quot;Tri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0]*[.F10]*[.G10]" office:value-type="float" office:value="0" calcext:value-type="float">
            <text:p>0</text:p>
          </table:table-cell>
          <table:table-cell office:value-type="string" office:string-value="Bis" calcext:value-type="string">
            <text:p>Bis</text:p>
          </table:table-cell>
          <table:table-cell table:formula="of:=SUMIF([.$A$2:.$A$419];&quot;Bis&quot;; INDIRECT(&quot;H2:H&quot; &amp; last_row) )+sec_weight*SUMIF([.$B$2:.$B$19];&quot;Bis&quot;; INDIRECT(&quot;H2:H&quot; &amp; last_row) )+ter_weight*SUMIF([.$C$2:.$C$19];&quot;Bi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1]*[.F11]*[.G11]" office:value-type="float" office:value="0" calcext:value-type="float">
            <text:p>0</text:p>
          </table:table-cell>
          <table:table-cell office:value-type="string" office:string-value="Forearms" calcext:value-type="string">
            <text:p>Forearms</text:p>
          </table:table-cell>
          <table:table-cell table:formula="of:=SUMIF([.$A$2:.$A$419];&quot;Forearms&quot;; INDIRECT(&quot;H2:H&quot; &amp; last_row) )+sec_weight*SUMIF([.$B$2:.$B$19];&quot;Forearms&quot;; INDIRECT(&quot;H2:H&quot; &amp; last_row) )+ter_weight*SUMIF([.$C$2:.$C$19];&quot;Forearm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2]*[.F12]*[.G12]" office:value-type="float" office:value="0" calcext:value-type="float">
            <text:p>0</text:p>
          </table:table-cell>
          <table:table-cell office:value-type="string" office:string-value="Quads" calcext:value-type="string">
            <text:p>Quads</text:p>
          </table:table-cell>
          <table:table-cell table:formula="of:=SUMIF([.$A$2:.$A$419];&quot;Quads&quot;; INDIRECT(&quot;H2:H&quot; &amp; last_row) )+sec_weight*SUMIF([.$B$2:.$B$19];&quot;Quads&quot;; INDIRECT(&quot;H2:H&quot; &amp; last_row) )+ter_weight*SUMIF([.$C$2:.$C$19];&quot;Quad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3]*[.F13]*[.G13]" office:value-type="float" office:value="0" calcext:value-type="float">
            <text:p>0</text:p>
          </table:table-cell>
          <table:table-cell office:value-type="string" office:string-value="Hams" calcext:value-type="string">
            <text:p>Hams</text:p>
          </table:table-cell>
          <table:table-cell table:formula="of:=SUMIF([.$A$2:.$A$419];&quot;Hams&quot;; INDIRECT(&quot;H2:H&quot; &amp; last_row) )+sec_weight*SUMIF([.$B$2:.$B$19];&quot;Hams&quot;; INDIRECT(&quot;H2:H&quot; &amp; last_row) )+ter_weight*SUMIF([.$C$2:.$C$19];&quot;Ham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4]*[.F14]*[.G14]" office:value-type="float" office:value="0" calcext:value-type="float">
            <text:p>0</text:p>
          </table:table-cell>
          <table:table-cell office:value-type="string" office:string-value="Calves" calcext:value-type="string">
            <text:p>Calves</text:p>
          </table:table-cell>
          <table:table-cell table:formula="of:=SUMIF([.$A$2:.$A$419];&quot;Calves&quot;; INDIRECT(&quot;H2:H&quot; &amp; last_row) )+sec_weight*SUMIF([.$B$2:.$B$19];&quot;Calves&quot;; INDIRECT(&quot;H2:H&quot; &amp; last_row) )+ter_weight*SUMIF([.$C$2:.$C$19];&quot;Calve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5]*[.F15]*[.G15]" office:value-type="float" office:value="0" calcext:value-type="float">
            <text:p>0</text:p>
          </table:table-cell>
          <table:table-cell office:value-type="string" office:string-value="Abs" calcext:value-type="string">
            <text:p>Abs</text:p>
          </table:table-cell>
          <table:table-cell table:formula="of:=SUMIF([.$A$2:.$A$419];&quot;Abs&quot;; INDIRECT(&quot;H2:H&quot; &amp; last_row) )+sec_weight*SUMIF([.$B$2:.$B$19];&quot;Abs&quot;; INDIRECT(&quot;H2:H&quot; &amp; last_row) )+ter_weight*SUMIF([.$C$2:.$C$19];&quot;Ab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6]*[.F16]*[.G16]" office:value-type="float" office:value="0" calcext:value-type="float">
            <text:p>0</text:p>
          </table:table-cell>
          <table:table-cell office:value-type="string" office:string-value="Neck" calcext:value-type="string">
            <text:p>Neck</text:p>
          </table:table-cell>
          <table:table-cell table:formula="of:=SUMIF([.$A$2:.$A$419];&quot;Neck&quot;; INDIRECT(&quot;H2:H&quot; &amp; last_row) )+sec_weight*SUMIF([.$B$2:.$B$19];&quot;Neck&quot;; INDIRECT(&quot;H2:H&quot; &amp; last_row) )+ter_weight*SUMIF([.$C$2:.$C$19];&quot;Neck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table table:name="Test1" table:style-name="ta1"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ce7"/>
        <table:table-column table:style-name="co16" table:number-columns-repeated="2" table:default-cell-style-name="ce1"/>
        <table:table-row table:style-name="ro1">
          <table:table-cell table:style-name="ce4" office:value-type="string" calcext:value-type="string">
            <text:p>Primary</text:p>
          </table:table-cell>
          <table:table-cell table:style-name="ce4" office:value-type="string" calcext:value-type="string">
            <text:p>Secondary</text:p>
          </table:table-cell>
          <table:table-cell table:style-name="ce4" office:value-type="string" calcext:value-type="string">
            <text:p>Ternary</text:p>
          </table:table-cell>
          <table:table-cell table:style-name="ce5" office:value-type="string" calcext:value-type="string">
            <text:p>Exercise</text:p>
          </table:table-cell>
          <table:table-cell table:style-name="ce4" office:value-type="string" calcext:value-type="string">
            <text:p>Sets</text:p>
          </table:table-cell>
          <table:table-cell table:style-name="ce4" office:value-type="string" calcext:value-type="string">
            <text:p>Reps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Tonnage</text:p>
          </table:table-cell>
          <table:table-cell office:value-type="string" calcext:value-type="string">
            <text:p>Date:</text:p>
          </table:table-cell>
          <table:table-cell table:style-name="ce9" office:value-type="date" office:date-value="2021-11-03" calcext:value-type="date">
            <text:p>03-11-21</text:p>
          </table:table-cell>
        </table:table-row>
        <table:table-row table:style-name="ro1">
          <table:table-cell table:content-validation-name="val1" office:value-type="string" calcext:value-type="string">
            <text:p>Chest</text:p>
          </table:table-cell>
          <table:table-cell table:content-validation-name="val1" office:value-type="string" calcext:value-type="string">
            <text:p>Tris</text:p>
          </table:table-cell>
          <table:table-cell table:content-validation-name="val1"/>
          <table:table-cell table:content-validation-name="val2" office:value-type="string" calcext:value-type="string">
            <text:p>Ben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2.5" calcext:value-type="float">
            <text:p>82.5</text:p>
          </table:table-cell>
          <table:table-cell table:formula="of:=[.E2]*[.F2]*[.G2]" office:value-type="float" office:value="2970" calcext:value-type="float">
            <text:p>2970</text:p>
          </table:table-cell>
          <table:table-cell office:value-type="string" calcext:value-type="string">
            <text:p>State:</text:p>
          </table:table-cell>
          <table:table-cell table:style-name="ce10" office:value-type="string" calcext:value-type="string">
            <text:p>Bulk</text:p>
          </table:table-cell>
        </table:table-row>
        <table:table-row table:style-name="ro1">
          <table:table-cell table:content-validation-name="val1" office:value-type="string" calcext:value-type="string">
            <text:p>Calve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Seated calf rais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[.E3]*[.F3]*[.G3]" office:value-type="float" office:value="3375" calcext:value-type="float">
            <text:p>3375</text:p>
          </table:table-cell>
          <table:table-cell office:value-type="string" calcext:value-type="string">
            <text:p>Name:</text:p>
          </table:table-cell>
          <table:table-cell table:style-name="ce10" office:value-type="string" calcext:value-type="string">
            <text:p>SmolovJr</text:p>
          </table:table-cell>
        </table:table-row>
        <table:table-row table:style-name="ro1">
          <table:table-cell table:content-validation-name="val1" office:value-type="string" calcext:value-type="string">
            <text:p>Calve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Seated calf rais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[.E4]*[.F4]*[.G4]" office:value-type="float" office:value="975" calcext:value-type="float">
            <text:p>975</text:p>
          </table:table-cell>
          <table:table-cell table:style-name="ce8" office:value-type="string" calcext:value-type="string">
            <text:p>Bodyparts</text:p>
          </table:table-cell>
          <table:table-cell table:style-name="ce8" office:value-type="string" calcext:value-type="string">
            <text:p>Tonnages</text:p>
          </table:table-cell>
        </table:table-row>
        <table:table-row table:style-name="ro1">
          <table:table-cell table:content-validation-name="val1" office:value-type="string" calcext:value-type="string">
            <text:p>Calve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Seated calf rais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formula="of:=[.E5]*[.F5]*[.G5]" office:value-type="float" office:value="900" calcext:value-type="float">
            <text:p>900</text:p>
          </table:table-cell>
          <table:table-cell table:number-matrix-columns-spanned="1" table:number-matrix-rows-spanned="14" table:formula="of:=Bodyparts" office:value-type="string" office:string-value="Chest" calcext:value-type="string">
            <text:p>Chest</text:p>
          </table:table-cell>
          <table:table-cell table:formula="of:=SUMIF([.$A$2:.$A$419];&quot;Chest&quot;; INDIRECT(&quot;H2:H&quot; &amp; last_row) )+sec_weight*SUMIF([.$B$2:.$B$19];&quot;Chest&quot;; INDIRECT(&quot;H2:H&quot; &amp; last_row) )+ter_weight*SUMIF([.$C$2:.$C$19];&quot;Chest&quot;; INDIRECT(&quot;H2:H&quot; &amp; last_row) )" office:value-type="float" office:value="2970" calcext:value-type="float">
            <text:p>2970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office:value-type="string" calcext:value-type="string">
            <text:p>Hams</text:p>
          </table:table-cell>
          <table:table-cell table:content-validation-name="val1"/>
          <table:table-cell table:content-validation-name="val2" office:value-type="string" calcext:value-type="string">
            <text:p>Squa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[.E6]*[.F6]*[.G6]" office:value-type="float" office:value="960" calcext:value-type="float">
            <text:p>960</text:p>
          </table:table-cell>
          <table:table-cell office:value-type="string" office:string-value="Delts" calcext:value-type="string">
            <text:p>Delts</text:p>
          </table:table-cell>
          <table:table-cell table:formula="of:=SUMIF([.$A$2:.$A$419];&quot;Delts&quot;; INDIRECT(&quot;H2:H&quot; &amp; last_row) )+sec_weight*SUMIF([.$B$2:.$B$19];&quot;Delts&quot;; INDIRECT(&quot;H2:H&quot; &amp; last_row) )+ter_weight*SUMIF([.$C$2:.$C$19];&quot;Delt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office:value-type="string" calcext:value-type="string">
            <text:p>Hams</text:p>
          </table:table-cell>
          <table:table-cell table:content-validation-name="val1"/>
          <table:table-cell table:content-validation-name="val2" office:value-type="string" calcext:value-type="string">
            <text:p>Squa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[.E7]*[.F7]*[.G7]" office:value-type="float" office:value="720" calcext:value-type="float">
            <text:p>720</text:p>
          </table:table-cell>
          <table:table-cell office:value-type="string" office:string-value="Traps" calcext:value-type="string">
            <text:p>Traps</text:p>
          </table:table-cell>
          <table:table-cell table:formula="of:=SUMIF([.$A$2:.$A$419];&quot;Traps&quot;; INDIRECT(&quot;H2:H&quot; &amp; last_row) )+sec_weight*SUMIF([.$B$2:.$B$19];&quot;Traps&quot;; INDIRECT(&quot;H2:H&quot; &amp; last_row) )+ter_weight*SUMIF([.$C$2:.$C$19];&quot;Trap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office:value-type="string" calcext:value-type="string">
            <text:p>Hams</text:p>
          </table:table-cell>
          <table:table-cell table:content-validation-name="val1"/>
          <table:table-cell table:content-validation-name="val2" office:value-type="string" calcext:value-type="string">
            <text:p>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E8]*[.F8]*[.G8]" office:value-type="float" office:value="480" calcext:value-type="float">
            <text:p>480</text:p>
          </table:table-cell>
          <table:table-cell office:value-type="string" office:string-value="Lats" calcext:value-type="string">
            <text:p>Lats</text:p>
          </table:table-cell>
          <table:table-cell table:formula="of:=SUMIF([.$A$2:.$A$419];&quot;Lats&quot;; INDIRECT(&quot;H2:H&quot; &amp; last_row) )+sec_weight*SUMIF([.$B$2:.$B$19];&quot;Lats&quot;; INDIRECT(&quot;H2:H&quot; &amp; last_row) )+ter_weight*SUMIF([.$C$2:.$C$19];&quot;Lat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Front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table:formula="of:=[.E9]*[.F9]*[.G9]" office:value-type="float" office:value="390" calcext:value-type="float">
            <text:p>390</text:p>
          </table:table-cell>
          <table:table-cell office:value-type="string" office:string-value="Tris" calcext:value-type="string">
            <text:p>Tris</text:p>
          </table:table-cell>
          <table:table-cell table:formula="of:=SUMIF([.$A$2:.$A$419];&quot;Tris&quot;; INDIRECT(&quot;H2:H&quot; &amp; last_row) )+sec_weight*SUMIF([.$B$2:.$B$19];&quot;Tris&quot;; INDIRECT(&quot;H2:H&quot; &amp; last_row) )+ter_weight*SUMIF([.$C$2:.$C$19];&quot;Tris&quot;; INDIRECT(&quot;H2:H&quot; &amp; last_row) )" office:value-type="float" office:value="2227.5" calcext:value-type="float">
            <text:p>2227.5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Front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table:formula="of:=[.E10]*[.F10]*[.G10]" office:value-type="float" office:value="390" calcext:value-type="float">
            <text:p>390</text:p>
          </table:table-cell>
          <table:table-cell office:value-type="string" office:string-value="Bis" calcext:value-type="string">
            <text:p>Bis</text:p>
          </table:table-cell>
          <table:table-cell table:formula="of:=SUMIF([.$A$2:.$A$419];&quot;Bis&quot;; INDIRECT(&quot;H2:H&quot; &amp; last_row) )+sec_weight*SUMIF([.$B$2:.$B$19];&quot;Bis&quot;; INDIRECT(&quot;H2:H&quot; &amp; last_row) )+ter_weight*SUMIF([.$C$2:.$C$19];&quot;Bis&quot;; INDIRECT(&quot;H2:H&quot; &amp; last_row) )" office:value-type="float" office:value="472.5" calcext:value-type="float">
            <text:p>472.5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Front squ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.5" calcext:value-type="float">
            <text:p>97.5</text:p>
          </table:table-cell>
          <table:table-cell table:formula="of:=[.E11]*[.F11]*[.G11]" office:value-type="float" office:value="292.5" calcext:value-type="float">
            <text:p>292.5</text:p>
          </table:table-cell>
          <table:table-cell office:value-type="string" office:string-value="Forearms" calcext:value-type="string">
            <text:p>Forearms</text:p>
          </table:table-cell>
          <table:table-cell table:formula="of:=SUMIF([.$A$2:.$A$419];&quot;Forearms&quot;; INDIRECT(&quot;H2:H&quot; &amp; last_row) )+sec_weight*SUMIF([.$B$2:.$B$19];&quot;Forearms&quot;; INDIRECT(&quot;H2:H&quot; &amp; last_row) )+ter_weight*SUMIF([.$C$2:.$C$19];&quot;Forearms&quot;; INDIRECT(&quot;H2:H&quot; &amp; last_row) )" office:value-type="float" office:value="630" calcext:value-type="float">
            <text:p>630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office:value-type="string" calcext:value-type="string">
            <text:p>Hams</text:p>
          </table:table-cell>
          <table:table-cell table:content-validation-name="val1"/>
          <table:table-cell table:content-validation-name="val2" office:value-type="string" calcext:value-type="string">
            <text:p>Pause squa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7.5" calcext:value-type="float">
            <text:p>97.5</text:p>
          </table:table-cell>
          <table:table-cell table:formula="of:=[.E12]*[.F12]*[.G12]" office:value-type="float" office:value="1462.5" calcext:value-type="float">
            <text:p>1462.5</text:p>
          </table:table-cell>
          <table:table-cell office:value-type="string" office:string-value="Quads" calcext:value-type="string">
            <text:p>Quads</text:p>
          </table:table-cell>
          <table:table-cell table:formula="of:=SUMIF([.$A$2:.$A$419];&quot;Quads&quot;; INDIRECT(&quot;H2:H&quot; &amp; last_row) )+sec_weight*SUMIF([.$B$2:.$B$19];&quot;Quads&quot;; INDIRECT(&quot;H2:H&quot; &amp; last_row) )+ter_weight*SUMIF([.$C$2:.$C$19];&quot;Quads&quot;; INDIRECT(&quot;H2:H&quot; &amp; last_row) )" office:value-type="float" office:value="4695" calcext:value-type="float">
            <text:p>4695</text:p>
          </table:table-cell>
        </table:table-row>
        <table:table-row table:style-name="ro1">
          <table:table-cell table:content-validation-name="val1" office:value-type="string" calcext:value-type="string">
            <text:p>Forearms</text:p>
          </table:table-cell>
          <table:table-cell table:content-validation-name="val1" office:value-type="string" calcext:value-type="string">
            <text:p>Bis</text:p>
          </table:table-cell>
          <table:table-cell table:content-validation-name="val1"/>
          <table:table-cell table:content-validation-name="val2" office:value-type="string" calcext:value-type="string">
            <text:p>Hammer cur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E13]*[.F13]*[.G13]" office:value-type="float" office:value="630" calcext:value-type="float">
            <text:p>630</text:p>
          </table:table-cell>
          <table:table-cell office:value-type="string" office:string-value="Hams" calcext:value-type="string">
            <text:p>Hams</text:p>
          </table:table-cell>
          <table:table-cell table:formula="of:=SUMIF([.$A$2:.$A$419];&quot;Hams&quot;; INDIRECT(&quot;H2:H&quot; &amp; last_row) )+sec_weight*SUMIF([.$B$2:.$B$19];&quot;Hams&quot;; INDIRECT(&quot;H2:H&quot; &amp; last_row) )+ter_weight*SUMIF([.$C$2:.$C$19];&quot;Hams&quot;; INDIRECT(&quot;H2:H&quot; &amp; last_row) )" office:value-type="float" office:value="2716.875" calcext:value-type="float">
            <text:p>2716.875</text:p>
          </table:table-cell>
        </table:table-row>
        <table:table-row table:style-name="ro1">
          <table:table-cell table:content-validation-name="val1" office:value-type="string" calcext:value-type="string">
            <text:p>Neck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Neck extension</text:p>
          </table:table-cell>
          <table:table-cell office:value-type="float" office:value="1" calcext:value-type="float">
            <text:p>1</text:p>
          </table:table-cell>
          <table:table-cell table:formula="of:=18+20+16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E14]*[.F14]*[.G14]" office:value-type="float" office:value="1890" calcext:value-type="float">
            <text:p>1890</text:p>
          </table:table-cell>
          <table:table-cell office:value-type="string" office:string-value="Calves" calcext:value-type="string">
            <text:p>Calves</text:p>
          </table:table-cell>
          <table:table-cell table:formula="of:=SUMIF([.$A$2:.$A$419];&quot;Calves&quot;; INDIRECT(&quot;H2:H&quot; &amp; last_row) )+sec_weight*SUMIF([.$B$2:.$B$19];&quot;Calves&quot;; INDIRECT(&quot;H2:H&quot; &amp; last_row) )+ter_weight*SUMIF([.$C$2:.$C$19];&quot;Calves&quot;; INDIRECT(&quot;H2:H&quot; &amp; last_row) )" office:value-type="float" office:value="5250" calcext:value-type="float">
            <text:p>525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5]*[.F15]*[.G15]" office:value-type="float" office:value="0" calcext:value-type="float">
            <text:p>0</text:p>
          </table:table-cell>
          <table:table-cell office:value-type="string" office:string-value="Abs" calcext:value-type="string">
            <text:p>Abs</text:p>
          </table:table-cell>
          <table:table-cell table:formula="of:=SUMIF([.$A$2:.$A$419];&quot;Abs&quot;; INDIRECT(&quot;H2:H&quot; &amp; last_row) )+sec_weight*SUMIF([.$B$2:.$B$19];&quot;Abs&quot;; INDIRECT(&quot;H2:H&quot; &amp; last_row) )+ter_weight*SUMIF([.$C$2:.$C$19];&quot;Ab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6]*[.F16]*[.G16]" office:value-type="float" office:value="0" calcext:value-type="float">
            <text:p>0</text:p>
          </table:table-cell>
          <table:table-cell office:value-type="string" office:string-value="Neck" calcext:value-type="string">
            <text:p>Neck</text:p>
          </table:table-cell>
          <table:table-cell table:formula="of:=SUMIF([.$A$2:.$A$419];&quot;Neck&quot;; INDIRECT(&quot;H2:H&quot; &amp; last_row) )+sec_weight*SUMIF([.$B$2:.$B$19];&quot;Neck&quot;; INDIRECT(&quot;H2:H&quot; &amp; last_row) )+ter_weight*SUMIF([.$C$2:.$C$19];&quot;Neck&quot;; INDIRECT(&quot;H2:H&quot; &amp; last_row) )" office:value-type="float" office:value="1890" calcext:value-type="float">
            <text:p>189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table table:name="Test2" table:style-name="ta1"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ce7"/>
        <table:table-column table:style-name="co16" table:number-columns-repeated="2" table:default-cell-style-name="ce1"/>
        <table:table-row table:style-name="ro1">
          <table:table-cell table:style-name="ce4" office:value-type="string" calcext:value-type="string">
            <text:p>Primary</text:p>
          </table:table-cell>
          <table:table-cell table:style-name="ce4" office:value-type="string" calcext:value-type="string">
            <text:p>Secondary</text:p>
          </table:table-cell>
          <table:table-cell table:style-name="ce4" office:value-type="string" calcext:value-type="string">
            <text:p>Ternary</text:p>
          </table:table-cell>
          <table:table-cell table:style-name="ce5" office:value-type="string" calcext:value-type="string">
            <text:p>Exercise</text:p>
          </table:table-cell>
          <table:table-cell table:style-name="ce4" office:value-type="string" calcext:value-type="string">
            <text:p>Sets</text:p>
          </table:table-cell>
          <table:table-cell table:style-name="ce4" office:value-type="string" calcext:value-type="string">
            <text:p>Reps</text:p>
          </table:table-cell>
          <table:table-cell table:style-name="ce4" office:value-type="string" calcext:value-type="string">
            <text:p>Weight</text:p>
          </table:table-cell>
          <table:table-cell table:style-name="ce6" office:value-type="string" calcext:value-type="string">
            <text:p>Tonnage</text:p>
          </table:table-cell>
          <table:table-cell office:value-type="string" calcext:value-type="string">
            <text:p>Date:</text:p>
          </table:table-cell>
          <table:table-cell table:style-name="ce9" office:value-type="date" office:date-value="2021-11-06" calcext:value-type="date">
            <text:p>06-11-21</text:p>
          </table:table-cell>
        </table:table-row>
        <table:table-row table:style-name="ro1">
          <table:table-cell table:content-validation-name="val1" office:value-type="string" calcext:value-type="string">
            <text:p>Chest</text:p>
          </table:table-cell>
          <table:table-cell table:content-validation-name="val1" office:value-type="string" calcext:value-type="string">
            <text:p>Tris</text:p>
          </table:table-cell>
          <table:table-cell table:content-validation-name="val1"/>
          <table:table-cell table:content-validation-name="val2" office:value-type="string" calcext:value-type="string">
            <text:p>Benc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[.E2]*[.F2]*[.G2]" office:value-type="float" office:value="3150" calcext:value-type="float">
            <text:p>3150</text:p>
          </table:table-cell>
          <table:table-cell office:value-type="string" calcext:value-type="string">
            <text:p>State:</text:p>
          </table:table-cell>
          <table:table-cell office:value-type="string" calcext:value-type="string">
            <text:p>Bulk</text:p>
          </table:table-cell>
        </table:table-row>
        <table:table-row table:style-name="ro1">
          <table:table-cell table:content-validation-name="val1" office:value-type="string" calcext:value-type="string">
            <text:p>Calve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Seated calf raise</text:p>
          </table:table-cell>
          <table:table-cell office:value-type="float" office:value="1" calcext:value-type="float">
            <text:p>1</text:p>
          </table:table-cell>
          <table:table-cell table:formula="of:=15+15+15+13+1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[.E3]*[.F3]*[.G3]" office:value-type="float" office:value="5250" calcext:value-type="float">
            <text:p>5250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SmolovJr</text:p>
          </table:table-cell>
        </table:table-row>
        <table:table-row table:style-name="ro1">
          <table:table-cell table:content-validation-name="val1" office:value-type="string" calcext:value-type="string">
            <text:p>Quads</text:p>
          </table:table-cell>
          <table:table-cell table:content-validation-name="val1" office:value-type="string" calcext:value-type="string">
            <text:p>Hams</text:p>
          </table:table-cell>
          <table:table-cell table:content-validation-name="val1"/>
          <table:table-cell table:content-validation-name="val2" office:value-type="string" calcext:value-type="string">
            <text:p>Squa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[.E4]*[.F4]*[.G4]" office:value-type="float" office:value="960" calcext:value-type="float">
            <text:p>960</text:p>
          </table:table-cell>
          <table:table-cell table:style-name="ce8" office:value-type="string" calcext:value-type="string">
            <text:p>Bodyparts</text:p>
          </table:table-cell>
          <table:table-cell table:style-name="ce8" office:value-type="string" calcext:value-type="string">
            <text:p>Tonnages</text:p>
          </table:table-cell>
        </table:table-row>
        <table:table-row table:style-name="ro1">
          <table:table-cell table:content-validation-name="val1" office:value-type="string" calcext:value-type="string">
            <text:p>Hams</text:p>
          </table:table-cell>
          <table:table-cell table:content-validation-name="val1" office:value-type="string" calcext:value-type="string">
            <text:p>Traps</text:p>
          </table:table-cell>
          <table:table-cell table:content-validation-name="val1" office:value-type="string" calcext:value-type="string">
            <text:p>Quads</text:p>
          </table:table-cell>
          <table:table-cell table:content-validation-name="val2" office:value-type="string" calcext:value-type="string">
            <text:p>Deadlif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[.E5]*[.F5]*[.G5]" office:value-type="float" office:value="600" calcext:value-type="float">
            <text:p>600</text:p>
          </table:table-cell>
          <table:table-cell table:number-matrix-columns-spanned="1" table:number-matrix-rows-spanned="14" table:formula="of:=Bodyparts" office:value-type="string" office:string-value="Chest" calcext:value-type="string">
            <text:p>Chest</text:p>
          </table:table-cell>
          <table:table-cell table:formula="of:=SUMIF([.$A$2:.$A$419];&quot;Chest&quot;; INDIRECT(&quot;H2:H&quot; &amp; last_row) )+sec_weight*SUMIF([.$B$2:.$B$19];&quot;Chest&quot;; INDIRECT(&quot;H2:H&quot; &amp; last_row) )+ter_weight*SUMIF([.$C$2:.$C$19];&quot;Chest&quot;; INDIRECT(&quot;H2:H&quot; &amp; last_row) )" office:value-type="float" office:value="3150" calcext:value-type="float">
            <text:p>3150</text:p>
          </table:table-cell>
        </table:table-row>
        <table:table-row table:style-name="ro1">
          <table:table-cell table:content-validation-name="val1" office:value-type="string" calcext:value-type="string">
            <text:p>Hams</text:p>
          </table:table-cell>
          <table:table-cell table:content-validation-name="val1" office:value-type="string" calcext:value-type="string">
            <text:p>Traps</text:p>
          </table:table-cell>
          <table:table-cell table:content-validation-name="val1" office:value-type="string" calcext:value-type="string">
            <text:p>Quads</text:p>
          </table:table-cell>
          <table:table-cell table:content-validation-name="val2" office:value-type="string" calcext:value-type="string">
            <text:p>Deadl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formula="of:=[.E6]*[.F6]*[.G6]" office:value-type="float" office:value="480" calcext:value-type="float">
            <text:p>480</text:p>
          </table:table-cell>
          <table:table-cell office:value-type="string" office:string-value="Delts" calcext:value-type="string">
            <text:p>Delts</text:p>
          </table:table-cell>
          <table:table-cell table:formula="of:=SUMIF([.$A$2:.$A$419];&quot;Delts&quot;; INDIRECT(&quot;H2:H&quot; &amp; last_row) )+sec_weight*SUMIF([.$B$2:.$B$19];&quot;Delts&quot;; INDIRECT(&quot;H2:H&quot; &amp; last_row) )+ter_weight*SUMIF([.$C$2:.$C$19];&quot;Delts&quot;; INDIRECT(&quot;H2:H&quot; &amp; last_row) )" office:value-type="float" office:value="390" calcext:value-type="float">
            <text:p>390</text:p>
          </table:table-cell>
        </table:table-row>
        <table:table-row table:style-name="ro1">
          <table:table-cell table:content-validation-name="val1" office:value-type="string" calcext:value-type="string">
            <text:p>Hams</text:p>
          </table:table-cell>
          <table:table-cell table:content-validation-name="val1" office:value-type="string" calcext:value-type="string">
            <text:p>Traps</text:p>
          </table:table-cell>
          <table:table-cell table:content-validation-name="val1" office:value-type="string" calcext:value-type="string">
            <text:p>Quads</text:p>
          </table:table-cell>
          <table:table-cell table:content-validation-name="val2" office:value-type="string" calcext:value-type="string">
            <text:p>Deadl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[.E7]*[.F7]*[.G7]" office:value-type="float" office:value="180" calcext:value-type="float">
            <text:p>180</text:p>
          </table:table-cell>
          <table:table-cell office:value-type="string" office:string-value="Traps" calcext:value-type="string">
            <text:p>Traps</text:p>
          </table:table-cell>
          <table:table-cell table:formula="of:=SUMIF([.$A$2:.$A$419];&quot;Traps&quot;; INDIRECT(&quot;H2:H&quot; &amp; last_row) )+sec_weight*SUMIF([.$B$2:.$B$19];&quot;Traps&quot;; INDIRECT(&quot;H2:H&quot; &amp; last_row) )+ter_weight*SUMIF([.$C$2:.$C$19];&quot;Traps&quot;; INDIRECT(&quot;H2:H&quot; &amp; last_row) )" office:value-type="float" office:value="1087.5" calcext:value-type="float">
            <text:p>1087.5</text:p>
          </table:table-cell>
        </table:table-row>
        <table:table-row table:style-name="ro1">
          <table:table-cell table:content-validation-name="val1" office:value-type="string" calcext:value-type="string">
            <text:p>Hams</text:p>
          </table:table-cell>
          <table:table-cell table:content-validation-name="val1" office:value-type="string" calcext:value-type="string">
            <text:p>Traps</text:p>
          </table:table-cell>
          <table:table-cell table:content-validation-name="val1" office:value-type="string" calcext:value-type="string">
            <text:p>Quads</text:p>
          </table:table-cell>
          <table:table-cell table:content-validation-name="val2" office:value-type="string" calcext:value-type="string">
            <text:p>Deadl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formula="of:=[.E8]*[.F8]*[.G8]" office:value-type="float" office:value="190" calcext:value-type="float">
            <text:p>190</text:p>
          </table:table-cell>
          <table:table-cell office:value-type="string" office:string-value="Lats" calcext:value-type="string">
            <text:p>Lats</text:p>
          </table:table-cell>
          <table:table-cell table:formula="of:=SUMIF([.$A$2:.$A$419];&quot;Lats&quot;; INDIRECT(&quot;H2:H&quot; &amp; last_row) )+sec_weight*SUMIF([.$B$2:.$B$19];&quot;Lats&quot;; INDIRECT(&quot;H2:H&quot; &amp; last_row) )+ter_weight*SUMIF([.$C$2:.$C$19];&quot;Lat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Forearms</text:p>
          </table:table-cell>
          <table:table-cell table:content-validation-name="val1" office:value-type="string" calcext:value-type="string">
            <text:p>Bis</text:p>
          </table:table-cell>
          <table:table-cell table:content-validation-name="val1"/>
          <table:table-cell table:content-validation-name="val2" office:value-type="string" calcext:value-type="string">
            <text:p>Hammer cur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E9]*[.F9]*[.G9]" office:value-type="float" office:value="735" calcext:value-type="float">
            <text:p>735</text:p>
          </table:table-cell>
          <table:table-cell office:value-type="string" office:string-value="Tris" calcext:value-type="string">
            <text:p>Tris</text:p>
          </table:table-cell>
          <table:table-cell table:formula="of:=SUMIF([.$A$2:.$A$419];&quot;Tris&quot;; INDIRECT(&quot;H2:H&quot; &amp; last_row) )+sec_weight*SUMIF([.$B$2:.$B$19];&quot;Tris&quot;; INDIRECT(&quot;H2:H&quot; &amp; last_row) )+ter_weight*SUMIF([.$C$2:.$C$19];&quot;Tris&quot;; INDIRECT(&quot;H2:H&quot; &amp; last_row) )" office:value-type="float" office:value="2362.5" calcext:value-type="float">
            <text:p>2362.5</text:p>
          </table:table-cell>
        </table:table-row>
        <table:table-row table:style-name="ro1">
          <table:table-cell table:content-validation-name="val1" office:value-type="string" calcext:value-type="string">
            <text:p>Delt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Lat rai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E10]*[.F10]*[.G10]" office:value-type="float" office:value="150" calcext:value-type="float">
            <text:p>150</text:p>
          </table:table-cell>
          <table:table-cell office:value-type="string" office:string-value="Bis" calcext:value-type="string">
            <text:p>Bis</text:p>
          </table:table-cell>
          <table:table-cell table:formula="of:=SUMIF([.$A$2:.$A$419];&quot;Bis&quot;; INDIRECT(&quot;H2:H&quot; &amp; last_row) )+sec_weight*SUMIF([.$B$2:.$B$19];&quot;Bis&quot;; INDIRECT(&quot;H2:H&quot; &amp; last_row) )+ter_weight*SUMIF([.$C$2:.$C$19];&quot;Bis&quot;; INDIRECT(&quot;H2:H&quot; &amp; last_row) )" office:value-type="float" office:value="551.25" calcext:value-type="float">
            <text:p>551.25</text:p>
          </table:table-cell>
        </table:table-row>
        <table:table-row table:style-name="ro1">
          <table:table-cell table:content-validation-name="val1" office:value-type="string" calcext:value-type="string">
            <text:p>Delt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Lat rai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E11]*[.F11]*[.G11]" office:value-type="float" office:value="135" calcext:value-type="float">
            <text:p>135</text:p>
          </table:table-cell>
          <table:table-cell office:value-type="string" office:string-value="Forearms" calcext:value-type="string">
            <text:p>Forearms</text:p>
          </table:table-cell>
          <table:table-cell table:formula="of:=SUMIF([.$A$2:.$A$419];&quot;Forearms&quot;; INDIRECT(&quot;H2:H&quot; &amp; last_row) )+sec_weight*SUMIF([.$B$2:.$B$19];&quot;Forearms&quot;; INDIRECT(&quot;H2:H&quot; &amp; last_row) )+ter_weight*SUMIF([.$C$2:.$C$19];&quot;Forearms&quot;; INDIRECT(&quot;H2:H&quot; &amp; last_row) )" office:value-type="float" office:value="735" calcext:value-type="float">
            <text:p>735</text:p>
          </table:table-cell>
        </table:table-row>
        <table:table-row table:style-name="ro1">
          <table:table-cell table:content-validation-name="val1" office:value-type="string" calcext:value-type="string">
            <text:p>Delt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Lat rai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E12]*[.F12]*[.G12]" office:value-type="float" office:value="105" calcext:value-type="float">
            <text:p>105</text:p>
          </table:table-cell>
          <table:table-cell office:value-type="string" office:string-value="Quads" calcext:value-type="string">
            <text:p>Quads</text:p>
          </table:table-cell>
          <table:table-cell table:formula="of:=SUMIF([.$A$2:.$A$419];&quot;Quads&quot;; INDIRECT(&quot;H2:H&quot; &amp; last_row) )+sec_weight*SUMIF([.$B$2:.$B$19];&quot;Quads&quot;; INDIRECT(&quot;H2:H&quot; &amp; last_row) )+ter_weight*SUMIF([.$C$2:.$C$19];&quot;Quads&quot;; INDIRECT(&quot;H2:H&quot; &amp; last_row) )" office:value-type="float" office:value="1685" calcext:value-type="float">
            <text:p>1685</text:p>
          </table:table-cell>
        </table:table-row>
        <table:table-row table:style-name="ro1">
          <table:table-cell table:content-validation-name="val1" office:value-type="string" calcext:value-type="string">
            <text:p>Neck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Neck extens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E13]*[.F13]*[.G13]" office:value-type="float" office:value="1890" calcext:value-type="float">
            <text:p>1890</text:p>
          </table:table-cell>
          <table:table-cell office:value-type="string" office:string-value="Hams" calcext:value-type="string">
            <text:p>Hams</text:p>
          </table:table-cell>
          <table:table-cell table:formula="of:=SUMIF([.$A$2:.$A$419];&quot;Hams&quot;; INDIRECT(&quot;H2:H&quot; &amp; last_row) )+sec_weight*SUMIF([.$B$2:.$B$19];&quot;Hams&quot;; INDIRECT(&quot;H2:H&quot; &amp; last_row) )+ter_weight*SUMIF([.$C$2:.$C$19];&quot;Hams&quot;; INDIRECT(&quot;H2:H&quot; &amp; last_row) )" office:value-type="float" office:value="4822" calcext:value-type="float">
            <text:p>4822</text:p>
          </table:table-cell>
        </table:table-row>
        <table:table-row table:style-name="ro1">
          <table:table-cell table:content-validation-name="val1" office:value-type="string" calcext:value-type="string">
            <text:p>Ham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Leg cur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formula="of:=[.E14]*[.F14]*[.G14]" office:value-type="float" office:value="1020" calcext:value-type="float">
            <text:p>1020</text:p>
          </table:table-cell>
          <table:table-cell office:value-type="string" office:string-value="Calves" calcext:value-type="string">
            <text:p>Calves</text:p>
          </table:table-cell>
          <table:table-cell table:formula="of:=SUMIF([.$A$2:.$A$419];&quot;Calves&quot;; INDIRECT(&quot;H2:H&quot; &amp; last_row) )+sec_weight*SUMIF([.$B$2:.$B$19];&quot;Calves&quot;; INDIRECT(&quot;H2:H&quot; &amp; last_row) )+ter_weight*SUMIF([.$C$2:.$C$19];&quot;Calves&quot;; INDIRECT(&quot;H2:H&quot; &amp; last_row) )" office:value-type="float" office:value="5250" calcext:value-type="float">
            <text:p>5250</text:p>
          </table:table-cell>
        </table:table-row>
        <table:table-row table:style-name="ro1">
          <table:table-cell table:content-validation-name="val1" office:value-type="string" calcext:value-type="string">
            <text:p>Ham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Leg cur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[.E15]*[.F15]*[.G15]" office:value-type="float" office:value="884" calcext:value-type="float">
            <text:p>884</text:p>
          </table:table-cell>
          <table:table-cell office:value-type="string" office:string-value="Abs" calcext:value-type="string">
            <text:p>Abs</text:p>
          </table:table-cell>
          <table:table-cell table:formula="of:=SUMIF([.$A$2:.$A$419];&quot;Abs&quot;; INDIRECT(&quot;H2:H&quot; &amp; last_row) )+sec_weight*SUMIF([.$B$2:.$B$19];&quot;Abs&quot;; INDIRECT(&quot;H2:H&quot; &amp; last_row) )+ter_weight*SUMIF([.$C$2:.$C$19];&quot;Abs&quot;; INDIRECT(&quot;H2:H&quot; &amp; last_row) 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Hams</text:p>
          </table:table-cell>
          <table:table-cell table:content-validation-name="val1" table:number-columns-repeated="2"/>
          <table:table-cell table:content-validation-name="val2" office:value-type="string" calcext:value-type="string">
            <text:p>Leg cur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formula="of:=[.E16]*[.F16]*[.G16]" office:value-type="float" office:value="748" calcext:value-type="float">
            <text:p>748</text:p>
          </table:table-cell>
          <table:table-cell office:value-type="string" office:string-value="Neck" calcext:value-type="string">
            <text:p>Neck</text:p>
          </table:table-cell>
          <table:table-cell table:formula="of:=SUMIF([.$A$2:.$A$419];&quot;Neck&quot;; INDIRECT(&quot;H2:H&quot; &amp; last_row) )+sec_weight*SUMIF([.$B$2:.$B$19];&quot;Neck&quot;; INDIRECT(&quot;H2:H&quot; &amp; last_row) )+ter_weight*SUMIF([.$C$2:.$C$19];&quot;Neck&quot;; INDIRECT(&quot;H2:H&quot; &amp; last_row) )" office:value-type="float" office:value="1890" calcext:value-type="float">
            <text:p>1890</text:p>
          </table:table-cell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content-validation-name="val1" table:number-columns-repeated="3"/>
          <table:table-cell table:content-validation-name="val2"/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>
        <table:named-range table:name="Abs" table:base-cell-address="$Categories.$A$1" table:cell-range-address="$Categories.$B$11:.$I$11"/>
        <table:named-range table:name="Bis" table:base-cell-address="$Categories.$A$1" table:cell-range-address="$Categories.$B$6:.$I$6"/>
        <table:named-range table:name="Bodyparts" table:base-cell-address="$Categories.$A$1" table:cell-range-address="$Categories.$A$1:.$A$12"/>
        <table:named-range table:name="Calves" table:base-cell-address="$Categories.$A$1" table:cell-range-address="$Categories.$B$10:.$I$10"/>
        <table:named-range table:name="Chest" table:base-cell-address="$Categories.$A$1" table:cell-range-address="$Categories.$B$1:.$L$1"/>
        <table:named-range table:name="Delts" table:base-cell-address="$Categories.$A$1" table:cell-range-address="$Categories.$B$2:.$L$2"/>
        <table:named-range table:name="Forearms" table:base-cell-address="$Categories.$A$1" table:cell-range-address="$Categories.$B$7:.$I$7"/>
        <table:named-range table:name="Hams" table:base-cell-address="$Categories.$A$1" table:cell-range-address="$Categories.$B$9:.$I$9"/>
        <table:named-range table:name="last_row" table:base-cell-address="$Variables.$B$1" table:cell-range-address="$Variables.$B$1"/>
        <table:named-range table:name="Lats" table:base-cell-address="$Categories.$A$1" table:cell-range-address="$Categories.$B$4:.$I$4"/>
        <table:named-range table:name="Neck" table:base-cell-address="$Categories.$A$1" table:cell-range-address="$Categories.$B$12:.$I$12"/>
        <table:named-range table:name="Quads" table:base-cell-address="$Categories.$A$1" table:cell-range-address="$Categories.$B$8:.$I$8"/>
        <table:named-range table:name="sec_weight" table:base-cell-address="$Variables.$B$2" table:cell-range-address="$Variables.$B$2"/>
        <table:named-range table:name="ter_weight" table:base-cell-address="$Variables.$B$3" table:cell-range-address="$Variables.$B$3"/>
        <table:named-range table:name="Traps" table:base-cell-address="$Categories.$A$1" table:cell-range-address="$Categories.$B$3:.$L$3"/>
        <table:named-range table:name="Tris" table:base-cell-address="$Categories.$A$1" table:cell-range-address="$Categories.$B$5:.$I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5:36:10.193495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3:45:05.019321646</meta:creation-date>
    <dc:date>2022-03-11T19:57:44.868613971</dc:date>
    <meta:editing-duration>PT56M13S</meta:editing-duration>
    <meta:editing-cycles>8</meta:editing-cycles>
    <meta:generator>LibreOffice/6.4.7.2$Linux_X86_64 LibreOffice_project/40$Build-2</meta:generator>
    <meta:document-statistic meta:table-count="6" meta:cell-count="588" meta:object-count="0"/>
  </office:meta>
</office:document-meta>
</file>